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/>
    </style:style>
    <style:style style:name="P8" style:family="paragraph" style:parent-style-name="Heading_20_2">
      <style:text-properties officeooo:rsid="000bac40" officeooo:paragraph-rsid="000bac40"/>
    </style:style>
    <style:style style:name="P9" style:family="paragraph" style:parent-style-name="Text_20_body">
      <style:text-properties fo:language="ru" fo:country="RU" officeooo:paragraph-rsid="000bac40"/>
    </style:style>
    <style:style style:name="T1" style:family="text">
      <style:text-properties officeooo:rsid="000aeac9"/>
    </style:style>
    <style:style style:name="T2" style:family="text">
      <style:text-properties style:script-type="lat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1">3</text:span>07</text:p>
      <text:p text:style-name="P5">Проверил(а)</text:p>
      <text:p text:style-name="P5">Преподаватель: Харитонова А.<text:span text:style-name="T1">Е.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2">Предметная</text:span> область</text:h>
      <text:h text:style-name="P8" text:outline-level="2">Подробное описание предметной области</text:h>
      <text:h text:style-name="P8" text:outline-level="2">Зачем нужна информационная система для представленной предметной области, какие задачи она позволит решить?</text:h>
      <text:h text:style-name="P8" text:outline-level="2">Функциональные и нефункциональные требования к разрабатываемой информационной системе</text:h>
      <text:h text:style-name="P8" text:outline-level="2">Модели основных прецедентов и их описание</text:h>
      <text:h text:style-name="P8" text:outline-level="2">Архитектура будущей системы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01T21:40:47.309508241</dc:date>
    <meta:editing-duration>PT23M33S</meta:editing-duration>
    <meta:editing-cycles>2</meta:editing-cycles>
    <meta:document-statistic meta:table-count="0" meta:image-count="0" meta:object-count="0" meta:page-count="2" meta:paragraph-count="17" meta:word-count="70" meta:character-count="638" meta:non-whitespace-character-count="583"/>
  </office:meta>
</office:document-meta>
</file>